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</style:style>
    <style:style style:name="ce10" style:family="table-cell" style:parent-style-name="Default" style:data-style-name="N12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55763888888889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86152777777778cm"/>
    </style:style>
    <style:style style:name="co5" style:family="table-column">
      <style:table-column-properties fo:break-before="auto" style:column-width="4.48027777777778cm"/>
    </style:style>
    <style:style style:name="co6" style:family="table-column">
      <style:table-column-properties fo:break-before="auto" style:column-width="2.92805555555556cm"/>
    </style:style>
    <style:style style:name="co7" style:family="table-column">
      <style:table-column-properties fo:break-before="auto" style:column-width="2.09902777777778cm"/>
    </style:style>
    <style:style style:name="co8" style:family="table-column">
      <style:table-column-properties fo:break-before="auto" style:column-width="2.94569444444444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2.52236111111111cm"/>
    </style:style>
    <style:style style:name="co11" style:family="table-column">
      <style:table-column-properties fo:break-before="auto" style:column-width="2.34597222222222cm"/>
    </style:style>
    <style:style style:name="co12" style:family="table-column">
      <style:table-column-properties fo:break-before="auto" style:column-width="2.24013888888889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50472222222222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3.01625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2.36361111111111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2.39888888888889cm"/>
    </style:style>
    <style:style style:name="co22" style:family="table-column">
      <style:table-column-properties fo:break-before="auto" style:column-width="2.73402777777778cm"/>
    </style:style>
    <style:style style:name="co23" style:family="table-column">
      <style:table-column-properties fo:break-before="auto" style:column-width="2.41652777777778cm"/>
    </style:style>
    <style:style style:name="co24" style:family="table-column">
      <style:table-column-properties fo:break-before="auto" style:column-width="3.31611111111111cm"/>
    </style:style>
    <style:style style:name="co25" style:family="table-column">
      <style:table-column-properties fo:break-before="auto" style:column-width="3.03388888888889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2.83986111111111cm"/>
    </style:style>
    <style:style style:name="co28" style:family="table-column">
      <style:table-column-properties fo:break-before="auto" style:column-width="2.61055555555556cm"/>
    </style:style>
    <style:style style:name="co29" style:family="table-column">
      <style:table-column-properties fo:break-before="auto" style:column-width="2.80458333333333cm"/>
    </style:style>
    <style:style style:name="co30" style:family="table-column">
      <style:table-column-properties fo:break-before="auto" style:column-width="3.21027777777778cm"/>
    </style:style>
    <style:style style:name="co31" style:family="table-column">
      <style:table-column-properties fo:break-before="auto" style:column-width="3.56305555555556cm"/>
    </style:style>
    <style:style style:name="co32" style:family="table-column">
      <style:table-column-properties fo:break-before="auto" style:column-width="5.3975cm"/>
    </style:style>
    <style:style style:name="co33" style:family="table-column">
      <style:table-column-properties fo:break-before="auto" style:column-width="1.72861111111111cm"/>
    </style:style>
    <style:style style:name="ro1" style:family="table-row">
      <style:table-row-properties style:row-height="72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C2]));ISBLANK([.E2])))" style:apply-style-name="cf1" style:base-cell-address="Data_Sheet_August_2022.E2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G2]));ISBLANK([.F2])))" style:apply-style-name="cf1" style:base-cell-address="Data_Sheet_August_2022.F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F2]));ISBLANK([.G2])))" style:apply-style-name="cf1" style:base-cell-address="Data_Sheet_August_2022.G2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U2]));ISBLANK([.T2])))" style:apply-style-name="cf1" style:base-cell-address="Data_Sheet_August_2022.T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T2]));ISBLANK([.U2])))" style:apply-style-name="cf1" style:base-cell-address="Data_Sheet_August_2022.U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2]));ISBLANK([.Y2])))" style:apply-style-name="cf1" style:base-cell-address="Data_Sheet_August_2022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_August_2022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_August_2022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_August_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6" table:default-cell-style-name="ce15"/>
        <table:table-column table:style-name="co18" table:default-cell-style-name="ce15"/>
        <table:table-column table:style-name="co1" table:default-cell-style-name="ce15"/>
        <table:table-column table:style-name="co19" table:default-cell-style-name="ce15"/>
        <table:table-column table:style-name="co20" table:default-cell-style-name="ce15"/>
        <table:table-column table:style-name="co11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1" table:default-cell-style-name="ce15"/>
        <table:table-column table:style-name="co11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17" table:default-cell-style-name="ce15"/>
        <table:table-column table:style-name="co1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number-columns-repeated="16343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</text:p>
          </table:table-cell>
          <table:table-cell office:value-type="string" table:style-name="ce2">
            <text:p>Payroll staff; AO/AA; Headcount</text:p>
          </table:table-cell>
          <table:table-cell office:value-type="string" table:style-name="ce2">
            <text:p>Payroll staff; AO/AA; Full-time equivalent</text:p>
          </table:table-cell>
          <table:table-cell office:value-type="string" table:style-name="ce2">
            <text:p>Payroll staff; EO; Headcount</text:p>
          </table:table-cell>
          <table:table-cell office:value-type="string" table:style-name="ce2">
            <text:p>Payroll staff; EO; Full-time equivalent</text:p>
          </table:table-cell>
          <table:table-cell office:value-type="string" table:style-name="ce2">
            <text:p>Payroll staff; SEO/HEO; Headcount</text:p>
          </table:table-cell>
          <table:table-cell office:value-type="string" table:style-name="ce2">
            <text:p>Payroll staff; SEO/HEO; Full-time equivalent</text:p>
          </table:table-cell>
          <table:table-cell office:value-type="string" table:style-name="ce2">
            <text:p>Payroll staff; Grade 6/7; Headcount</text:p>
          </table:table-cell>
          <table:table-cell office:value-type="string" table:style-name="ce2">
            <text:p>Payroll staff; Grade 6/7; Full-time equivalent</text:p>
          </table:table-cell>
          <table:table-cell office:value-type="string" table:style-name="ce2">
            <text:p>Payroll staff; SCS; Headcount</text:p>
          </table:table-cell>
          <table:table-cell office:value-type="string" table:style-name="ce2">
            <text:p>Payroll staff; SCS; Full-time equivalent</text:p>
          </table:table-cell>
          <table:table-cell office:value-type="string" table:style-name="ce2">
            <text:p>Payroll staff; Other, unknown, unspecified; Headcount</text:p>
          </table:table-cell>
          <table:table-cell office:value-type="string" table:style-name="ce2">
            <text:p>Payroll staff; Other, unknown, unspecified; Full-time equivalent</text:p>
          </table:table-cell>
          <table:table-cell office:value-type="string" table:style-name="ce2">
            <text:p>Payroll staff; Total; Headcount</text:p>
          </table:table-cell>
          <table:table-cell office:value-type="string" table:style-name="ce2">
            <text:p>Payroll staff; Total; Full-time equivalent</text:p>
          </table:table-cell>
          <table:table-cell office:value-type="string" table:style-name="ce2">
            <text:p>Non-payroll staff; Admin and Clerical; Headcount</text:p>
          </table:table-cell>
          <table:table-cell office:value-type="string" table:style-name="ce2">
            <text:p>Non-payroll staff; Admin and Clerical; Full-time equivalent</text:p>
          </table:table-cell>
          <table:table-cell office:value-type="string" table:style-name="ce2">
            <text:p>Non-payroll staff; Interim Managers &amp; Specialist Contractors &amp; Medical; Headcount</text:p>
          </table:table-cell>
          <table:table-cell office:value-type="string" table:style-name="ce2">
            <text:p>Non-payroll staff; Interim Managers &amp; Specialist Contractors &amp; Medical; Full-time equivalent</text:p>
          </table:table-cell>
          <table:table-cell office:value-type="string" table:style-name="ce2">
            <text:p>Non-payroll staff; Other Contingent labour; Headcount</text:p>
          </table:table-cell>
          <table:table-cell office:value-type="string" table:style-name="ce2">
            <text:p>Non-payroll staff; Other Contingent labour; Full-time equivalent</text:p>
          </table:table-cell>
          <table:table-cell office:value-type="string" table:style-name="ce2">
            <text:p>Non-payroll staff; Total Contingent labour: Headcount</text:p>
          </table:table-cell>
          <table:table-cell office:value-type="string" table:style-name="ce2">
            <text:p>Non-payroll staff; Total Contingent labour: Full-time equivalent</text:p>
          </table:table-cell>
          <table:table-cell office:value-type="string" table:style-name="ce2">
            <text:p>Non-payroll staff; Consultancy; Number of Contracts</text:p>
          </table:table-cell>
          <table:table-cell office:value-type="string" table:style-name="ce2">
            <text:p>Grand Total (workforce numbers); Headcount</text:p>
          </table:table-cell>
          <table:table-cell office:value-type="string" table:style-name="ce2">
            <text:p>Grand Total (workforce numbers); Full-time equivalent</text:p>
          </table:table-cell>
          <table:table-cell office:value-type="string" table:style-name="ce2">
            <text:p>Payroll staff costs; Salary</text:p>
          </table:table-cell>
          <table:table-cell office:value-type="string" table:style-name="ce2">
            <text:p>Payroll staff costs; Allowances</text:p>
          </table:table-cell>
          <table:table-cell office:value-type="string" table:style-name="ce2">
            <text:p>Payroll staff costs; Non-consolidated performance payments</text:p>
          </table:table-cell>
          <table:table-cell office:value-type="string" table:style-name="ce2">
            <text:p>Payroll staff costs; Overtime</text:p>
          </table:table-cell>
          <table:table-cell office:value-type="string" table:style-name="ce2">
            <text:p>Payroll staff costs; Employer pension contributions</text:p>
          </table:table-cell>
          <table:table-cell office:value-type="string" table:style-name="ce2">
            <text:p>Payroll staff costs; Employer national insurance contributions</text:p>
          </table:table-cell>
          <table:table-cell office:value-type="string" table:style-name="ce2">
            <text:p>Payroll staff costs; Total paybill</text:p>
          </table:table-cell>
          <table:table-cell office:value-type="string" table:style-name="ce2">
            <text:p>Non-Payroll staff costs; Contingent labour</text:p>
          </table:table-cell>
          <table:table-cell office:value-type="string" table:style-name="ce2">
            <text:p>Non-Payroll staff costs; Consultancy</text:p>
          </table:table-cell>
          <table:table-cell office:value-type="string" table:style-name="ce2">
            <text:p>Non-Payroll staff costs; 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14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Ministry of Defence</text:p>
          </table:table-cell>
          <table:table-cell office:value-type="string" table:style-name="ce7">
            <text:p>Ministerial Department</text:p>
          </table:table-cell>
          <table:table-cell office:value-type="string" table:style-name="ce18">
            <text:p>Ministry of Defence</text:p>
          </table:table-cell>
          <table:table-cell office:value-type="float" office:value="9222" table:content-validation-name="val2" table:style-name="ce19">
            <text:p>9222.00</text:p>
          </table:table-cell>
          <table:table-cell office:value-type="float" office:value="8743.8290325400212" table:content-validation-name="val1" table:style-name="ce20">
            <text:p>8743.83</text:p>
          </table:table-cell>
          <table:table-cell office:value-type="float" office:value="5860" table:content-validation-name="val2" table:style-name="ce19">
            <text:p>5860.00</text:p>
          </table:table-cell>
          <table:table-cell office:value-type="float" office:value="5693.2727858800054" table:content-validation-name="val1" table:style-name="ce20">
            <text:p>5693.27</text:p>
          </table:table-cell>
          <table:table-cell office:value-type="float" office:value="6351" table:content-validation-name="val2" table:style-name="ce19">
            <text:p>6351.00</text:p>
          </table:table-cell>
          <table:table-cell office:value-type="float" office:value="6199.6836321500086" table:content-validation-name="val1" table:style-name="ce20">
            <text:p>6199.68</text:p>
          </table:table-cell>
          <table:table-cell office:value-type="float" office:value="2727" table:content-validation-name="val2" table:style-name="ce19">
            <text:p>2727.00</text:p>
          </table:table-cell>
          <table:table-cell office:value-type="float" office:value="2684.6809290299989" table:content-validation-name="val1" table:style-name="ce20">
            <text:p>2684.68</text:p>
          </table:table-cell>
          <table:table-cell office:value-type="float" office:value="323" table:content-validation-name="val2" table:style-name="ce19">
            <text:p>323.00</text:p>
          </table:table-cell>
          <table:table-cell office:value-type="float" office:value="317.91999999999996" table:content-validation-name="val1" table:style-name="ce20">
            <text:p>317.92</text:p>
          </table:table-cell>
          <table:table-cell office:value-type="float" office:value="14815" table:content-validation-name="val2" table:style-name="ce19">
            <text:p>14815.00</text:p>
          </table:table-cell>
          <table:table-cell office:value-type="float" office:value="14303.749289130003" table:content-validation-name="val1" table:style-name="ce20">
            <text:p>14303.75</text:p>
          </table:table-cell>
          <table:table-cell office:value-type="float" office:value="39298" table:style-name="ce5">
            <text:p>39,298</text:p>
          </table:table-cell>
          <table:table-cell office:value-type="float" office:value="37943" table:style-name="ce5">
            <text:p>37,943</text:p>
          </table:table-cell>
          <table:table-cell office:value-type="float" office:value="30" table:content-validation-name="val4" table:style-name="ce21">
            <text:p>30</text:p>
          </table:table-cell>
          <table:table-cell office:value-type="float" office:value="29.050000000000004" table:content-validation-name="val1" table:style-name="ce22">
            <text:p>29.05</text:p>
          </table:table-cell>
          <table:table-cell office:value-type="float" office:value="318" table:content-validation-name="val4" table:style-name="ce21">
            <text:p>318</text:p>
          </table:table-cell>
          <table:table-cell office:value-type="float" office:value="312.98" table:content-validation-name="val1" table:style-name="ce22">
            <text:p>312.98</text:p>
          </table:table-cell>
          <table:table-cell office:value-type="float" office:value="696" table:content-validation-name="val1" table:style-name="ce22">
            <text:p>696.00</text:p>
          </table:table-cell>
          <table:table-cell office:value-type="float" office:value="693.89" table:content-validation-name="val3" table:style-name="ce23">
            <text:p>693.89</text:p>
          </table:table-cell>
          <table:table-cell office:value-type="float" office:value="1044" table:style-name="ce6">
            <text:p>1044</text:p>
          </table:table-cell>
          <table:table-cell office:value-type="float" office:value="1036" table:style-name="ce6">
            <text:p>1036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40342" table:style-name="ce5">
            <text:p>40,342</text:p>
          </table:table-cell>
          <table:table-cell office:value-type="float" office:value="38979" table:style-name="ce5">
            <text:p>38,979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string" table:style-name="ce11">
            <text:p>£0,00</text:p>
          </table:table-cell>
          <table:table-cell table:content-validation-name="val6" table:style-name="ce17"/>
          <table:table-cell table:content-validation-name="val6" table:style-name="ce17"/>
          <table:table-cell office:value-type="string" table:style-name="ce13">
            <text:p>£0,00</text:p>
          </table:table-cell>
          <table:table-cell office:value-type="string" table:style-name="ce11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Defence Equipment and Support</text:p>
          </table:table-cell>
          <table:table-cell office:value-type="string" table:style-name="ce7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0579" table:content-validation-name="val2" table:style-name="ce19">
            <text:p>10579.00</text:p>
          </table:table-cell>
          <table:table-cell office:value-type="float" office:value="10192.883935830005" table:content-validation-name="val1" table:style-name="ce20">
            <text:p>10192.88</text:p>
          </table:table-cell>
          <table:table-cell office:value-type="float" office:value="10579" table:style-name="ce5">
            <text:p>10,579</text:p>
          </table:table-cell>
          <table:table-cell office:value-type="float" office:value="10193" table:style-name="ce5">
            <text:p>10,193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float" office:value="2" table:content-validation-name="val1" table:style-name="ce22">
            <text:p>2.00</text:p>
          </table:table-cell>
          <table:table-cell office:value-type="float" office:value="201" table:content-validation-name="val1" table:style-name="ce22">
            <text:p>201.00</text:p>
          </table:table-cell>
          <table:table-cell office:value-type="float" office:value="201" table:content-validation-name="val3" table:style-name="ce23">
            <text:p>201.00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10782" table:style-name="ce5">
            <text:p>10,782</text:p>
          </table:table-cell>
          <table:table-cell office:value-type="float" office:value="10396" table:style-name="ce5">
            <text:p>10,396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string" table:style-name="ce11">
            <text:p>£0,00</text:p>
          </table:table-cell>
          <table:table-cell table:content-validation-name="val6" table:style-name="ce17"/>
          <table:table-cell table:content-validation-name="val6" table:style-name="ce17"/>
          <table:table-cell office:value-type="string" table:style-name="ce11">
            <text:p>£0,00</text:p>
          </table:table-cell>
          <table:table-cell office:value-type="string" table:style-name="ce11">
            <text:p>£0,00</text:p>
          </table:table-cell>
          <table:table-cell table:number-columns-repeated="16343"/>
        </table:table-row>
        <table:table-row table:style-name="ro3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Defence Electronics and Components Agency</text:p>
          </table:table-cell>
          <table:table-cell office:value-type="string" table:style-name="ce7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82" table:content-validation-name="val2" table:style-name="ce19">
            <text:p>82.00</text:p>
          </table:table-cell>
          <table:table-cell office:value-type="float" office:value="76.86" table:content-validation-name="val1" table:style-name="ce20">
            <text:p>76.86</text:p>
          </table:table-cell>
          <table:table-cell office:value-type="float" office:value="238" table:content-validation-name="val2" table:style-name="ce19">
            <text:p>238.00</text:p>
          </table:table-cell>
          <table:table-cell office:value-type="float" office:value="218.32" table:content-validation-name="val1" table:style-name="ce20">
            <text:p>218.32</text:p>
          </table:table-cell>
          <table:table-cell office:value-type="float" office:value="92" table:content-validation-name="val2" table:style-name="ce19">
            <text:p>92.00</text:p>
          </table:table-cell>
          <table:table-cell office:value-type="float" office:value="91.81" table:content-validation-name="val1" table:style-name="ce20">
            <text:p>91.81</text:p>
          </table:table-cell>
          <table:table-cell office:value-type="float" office:value="13" table:content-validation-name="val2" table:style-name="ce19">
            <text:p>13.00</text:p>
          </table:table-cell>
          <table:table-cell office:value-type="float" office:value="12.92" table:content-validation-name="val1" table:style-name="ce20">
            <text:p>12.92</text:p>
          </table:table-cell>
          <table:table-cell office:value-type="float" office:value="1" table:content-validation-name="val2" table:style-name="ce19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426" table:style-name="ce4">
            <text:p>426.00</text:p>
          </table:table-cell>
          <table:table-cell office:value-type="float" office:value="401" table:style-name="ce6">
            <text:p>401</text:p>
          </table:table-cell>
          <table:table-cell office:value-type="float" office:value="14" table:content-validation-name="val4" table:style-name="ce21">
            <text:p>14</text:p>
          </table:table-cell>
          <table:table-cell office:value-type="float" office:value="14" table:content-validation-name="val1" table:style-name="ce22">
            <text:p>14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9" table:content-validation-name="val1" table:style-name="ce22">
            <text:p>9.00</text:p>
          </table:table-cell>
          <table:table-cell office:value-type="float" office:value="9" table:content-validation-name="val3" table:style-name="ce23">
            <text:p>9.00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449" table:style-name="ce6">
            <text:p>449</text:p>
          </table:table-cell>
          <table:table-cell office:value-type="float" office:value="424" table:style-name="ce6">
            <text:p>424</text:p>
          </table:table-cell>
          <table:table-cell office:value-type="currency" office:value="985158.8100000039" table:content-validation-name="val6" table:style-name="ce9">
            <text:p>£985,158.81</text:p>
          </table:table-cell>
          <table:table-cell office:value-type="currency" office:value="43049.490000000013" table:content-validation-name="val6" table:style-name="ce9">
            <text:p>£43,049.49</text:p>
          </table:table-cell>
          <table:table-cell office:value-type="currency" office:value="9100" table:content-validation-name="val6" table:style-name="ce9">
            <text:p>£9,100.00</text:p>
          </table:table-cell>
          <table:table-cell office:value-type="currency" office:value="31300.59" table:content-validation-name="val6" table:style-name="ce9">
            <text:p>£31,300.59</text:p>
          </table:table-cell>
          <table:table-cell office:value-type="currency" office:value="276178.799999999" table:content-validation-name="val6" table:style-name="ce9">
            <text:p>£276,178.80</text:p>
          </table:table-cell>
          <table:table-cell office:value-type="currency" office:value="109144.79000000015" table:content-validation-name="val6" table:style-name="ce9">
            <text:p>£109,144.79</text:p>
          </table:table-cell>
          <table:table-cell office:value-type="string" table:style-name="ce10">
            <text:p>£1,453,932,48</text:p>
          </table:table-cell>
          <table:table-cell office:value-type="currency" office:value="67965.630000000019" table:content-validation-name="val6" table:style-name="ce12">
            <text:p>£67,965.63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11">
            <text:p>£67,965,63</text:p>
          </table:table-cell>
          <table:table-cell office:value-type="string" table:style-name="ce11">
            <text:p>£1,521,898,11</text:p>
          </table:table-cell>
          <table:table-cell table:number-columns-repeated="16343"/>
        </table:table-row>
        <table:table-row table:style-name="ro3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Defence Science and Technology Laboratory</text:p>
          </table:table-cell>
          <table:table-cell office:value-type="string" table:style-name="ce7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171" table:content-validation-name="val2" table:style-name="ce19">
            <text:p>171.00</text:p>
          </table:table-cell>
          <table:table-cell office:value-type="float" office:value="168.58" table:content-validation-name="val1" table:style-name="ce20">
            <text:p>168.58</text:p>
          </table:table-cell>
          <table:table-cell office:value-type="float" office:value="273" table:content-validation-name="val2" table:style-name="ce19">
            <text:p>273.00</text:p>
          </table:table-cell>
          <table:table-cell office:value-type="float" office:value="257.57" table:content-validation-name="val1" table:style-name="ce20">
            <text:p>257.57</text:p>
          </table:table-cell>
          <table:table-cell office:value-type="float" office:value="2202" table:content-validation-name="val2" table:style-name="ce19">
            <text:p>2202.00</text:p>
          </table:table-cell>
          <table:table-cell office:value-type="float" office:value="2123" table:content-validation-name="val1" table:style-name="ce20">
            <text:p>2123.00</text:p>
          </table:table-cell>
          <table:table-cell office:value-type="float" office:value="2126" table:content-validation-name="val2" table:style-name="ce19">
            <text:p>2126.00</text:p>
          </table:table-cell>
          <table:table-cell office:value-type="float" office:value="1989.47" table:content-validation-name="val1" table:style-name="ce20">
            <text:p>1989.47</text:p>
          </table:table-cell>
          <table:table-cell office:value-type="float" office:value="45" table:content-validation-name="val2" table:style-name="ce19">
            <text:p>45.00</text:p>
          </table:table-cell>
          <table:table-cell office:value-type="float" office:value="37.81" table:content-validation-name="val1" table:style-name="ce20">
            <text:p>37.81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4817" table:style-name="ce5">
            <text:p>4,817</text:p>
          </table:table-cell>
          <table:table-cell office:value-type="float" office:value="4576" table:style-name="ce5">
            <text:p>4,576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98" table:content-validation-name="val4" table:style-name="ce21">
            <text:p>198</text:p>
          </table:table-cell>
          <table:table-cell office:value-type="float" office:value="190.1" table:content-validation-name="val1" table:style-name="ce22">
            <text:p>190.1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198" table:style-name="ce6">
            <text:p>198</text:p>
          </table:table-cell>
          <table:table-cell office:value-type="float" office:value="190" table:style-name="ce6">
            <text:p>190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5015" table:style-name="ce5">
            <text:p>5,015</text:p>
          </table:table-cell>
          <table:table-cell office:value-type="float" office:value="4767" table:style-name="ce5">
            <text:p>4,767</text:p>
          </table:table-cell>
          <table:table-cell office:value-type="currency" office:value="15751105.02" table:content-validation-name="val6" table:style-name="ce9">
            <text:p>£15,751,105.02</text:p>
          </table:table-cell>
          <table:table-cell office:value-type="currency" office:value="171323.34" table:content-validation-name="val6" table:style-name="ce9">
            <text:p>£171,323.34</text:p>
          </table:table-cell>
          <table:table-cell office:value-type="currency" office:value="158850" table:content-validation-name="val6" table:style-name="ce9">
            <text:p>£158,850.00</text:p>
          </table:table-cell>
          <table:table-cell office:value-type="currency" office:value="470482.97" table:content-validation-name="val6" table:style-name="ce9">
            <text:p>£470,482.97</text:p>
          </table:table-cell>
          <table:table-cell office:value-type="currency" office:value="4289751.08" table:content-validation-name="val6" table:style-name="ce9">
            <text:p>£4,289,751.08</text:p>
          </table:table-cell>
          <table:table-cell office:value-type="currency" office:value="1904544.22" table:content-validation-name="val6" table:style-name="ce9">
            <text:p>£1,904,544.22</text:p>
          </table:table-cell>
          <table:table-cell office:value-type="string" table:style-name="ce10">
            <text:p>£22,746,056,63</text:p>
          </table:table-cell>
          <table:table-cell office:value-type="currency" office:value="2390095.67" table:content-validation-name="val6" table:style-name="ce12">
            <text:p>£2,390,095.67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16">
            <text:p>£2,390,095,67</text:p>
          </table:table-cell>
          <table:table-cell office:value-type="currency" office:value="25136152.300000001" table:style-name="ce10">
            <text:p>£25,136,152.3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National Museum of the Royal Navy</text:p>
          </table:table-cell>
          <table:table-cell office:value-type="string" table:style-name="ce7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string" table:style-name="ce10">
            <text:p>£0,00</text:p>
          </table:table-cell>
          <table:table-cell table:content-validation-name="val6" table:style-name="ce12"/>
          <table:table-cell table:content-validation-name="val6" table:style-name="ce12"/>
          <table:table-cell office:value-type="string" table:style-name="ce11">
            <text:p>£0,00</text:p>
          </table:table-cell>
          <table:table-cell office:value-type="string" table:style-name="ce11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National Army Museum</text:p>
          </table:table-cell>
          <table:table-cell office:value-type="string" table:style-name="ce7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string" table:style-name="ce11">
            <text:p>£0,00</text:p>
          </table:table-cell>
          <table:table-cell table:content-validation-name="val6" table:style-name="ce12"/>
          <table:table-cell table:content-validation-name="val6" table:style-name="ce12"/>
          <table:table-cell office:value-type="string" table:style-name="ce11">
            <text:p>£0,00</text:p>
          </table:table-cell>
          <table:table-cell office:value-type="string" table:style-name="ce11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Royal Air Force Museum</text:p>
          </table:table-cell>
          <table:table-cell office:value-type="string" table:style-name="ce7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currency" office:value="0" table:content-validation-name="val6" table:style-name="ce9">
            <text:p>£0.00</text:p>
          </table:table-cell>
          <table:table-cell office:value-type="string" table:style-name="ce11">
            <text:p>£0,00</text:p>
          </table:table-cell>
          <table:table-cell table:content-validation-name="val6" table:style-name="ce12"/>
          <table:table-cell table:content-validation-name="val6" table:style-name="ce12"/>
          <table:table-cell office:value-type="string" table:style-name="ce11">
            <text:p>£0,00</text:p>
          </table:table-cell>
          <table:table-cell office:value-type="string" table:style-name="ce11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July</text:p>
          </table:table-cell>
          <table:table-cell office:value-type="string" table:style-name="ce7">
            <text:p>UK Hydrographic Office</text:p>
          </table:table-cell>
          <table:table-cell office:value-type="string" table:style-name="ce7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93" table:content-validation-name="val2" table:style-name="ce19">
            <text:p>93.00</text:p>
          </table:table-cell>
          <table:table-cell office:value-type="float" office:value="89.44" table:content-validation-name="val1" table:style-name="ce20">
            <text:p>89.44</text:p>
          </table:table-cell>
          <table:table-cell office:value-type="float" office:value="233" table:content-validation-name="val2" table:style-name="ce19">
            <text:p>233.00</text:p>
          </table:table-cell>
          <table:table-cell office:value-type="float" office:value="217.57" table:content-validation-name="val1" table:style-name="ce20">
            <text:p>217.57</text:p>
          </table:table-cell>
          <table:table-cell office:value-type="float" office:value="496" table:content-validation-name="val2" table:style-name="ce19">
            <text:p>496.00</text:p>
          </table:table-cell>
          <table:table-cell office:value-type="float" office:value="475.13" table:content-validation-name="val1" table:style-name="ce20">
            <text:p>475.13</text:p>
          </table:table-cell>
          <table:table-cell office:value-type="float" office:value="93" table:content-validation-name="val2" table:style-name="ce19">
            <text:p>93.00</text:p>
          </table:table-cell>
          <table:table-cell office:value-type="float" office:value="91.31" table:content-validation-name="val1" table:style-name="ce20">
            <text:p>91.31</text:p>
          </table:table-cell>
          <table:table-cell office:value-type="float" office:value="6" table:content-validation-name="val2" table:style-name="ce19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921" table:style-name="ce6">
            <text:p>921</text:p>
          </table:table-cell>
          <table:table-cell office:value-type="float" office:value="879" table:style-name="ce6">
            <text:p>879</text:p>
          </table:table-cell>
          <table:table-cell office:value-type="float" office:value="10" table:content-validation-name="val4" table:style-name="ce21">
            <text:p>10</text:p>
          </table:table-cell>
          <table:table-cell office:value-type="float" office:value="8.85" table:content-validation-name="val1" table:style-name="ce22">
            <text:p>8.85</text:p>
          </table:table-cell>
          <table:table-cell office:value-type="float" office:value="48" table:content-validation-name="val4" table:style-name="ce21">
            <text:p>48</text:p>
          </table:table-cell>
          <table:table-cell office:value-type="float" office:value="47.6" table:content-validation-name="val1" table:style-name="ce22">
            <text:p>47.6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58" table:style-name="ce6">
            <text:p>58</text:p>
          </table:table-cell>
          <table:table-cell office:value-type="float" office:value="56" table:style-name="ce6">
            <text:p>56</text:p>
          </table:table-cell>
          <table:table-cell office:value-type="float" office:value="0" table:content-validation-name="val5" table:style-name="ce8">
            <text:p>0.00</text:p>
          </table:table-cell>
          <table:table-cell office:value-type="float" office:value="979" table:style-name="ce6">
            <text:p>979</text:p>
          </table:table-cell>
          <table:table-cell office:value-type="float" office:value="936" table:style-name="ce6">
            <text:p>936</text:p>
          </table:table-cell>
          <table:table-cell office:value-type="currency" office:value="2618276.04" table:content-validation-name="val6" table:style-name="ce9">
            <text:p>£2,618,276.04</text:p>
          </table:table-cell>
          <table:table-cell office:value-type="currency" office:value="67203.22" table:content-validation-name="val6" table:style-name="ce9">
            <text:p>£67,203.22</text:p>
          </table:table-cell>
          <table:table-cell office:value-type="currency" office:value="691027.49" table:content-validation-name="val6" table:style-name="ce9">
            <text:p>£691,027.49</text:p>
          </table:table-cell>
          <table:table-cell office:value-type="currency" office:value="42650.86" table:content-validation-name="val6" table:style-name="ce9">
            <text:p>£42,650.86</text:p>
          </table:table-cell>
          <table:table-cell office:value-type="currency" office:value="713137" table:content-validation-name="val6" table:style-name="ce9">
            <text:p>£713,137.00</text:p>
          </table:table-cell>
          <table:table-cell office:value-type="currency" office:value="407036.72" table:content-validation-name="val6" table:style-name="ce9">
            <text:p>£407,036.72</text:p>
          </table:table-cell>
          <table:table-cell office:value-type="string" table:style-name="ce11">
            <text:p>£4,539,331,33</text:p>
          </table:table-cell>
          <table:table-cell office:value-type="currency" office:value="535211" table:content-validation-name="val6" table:style-name="ce12">
            <text:p>£535,211.00</text:p>
          </table:table-cell>
          <table:table-cell table:content-validation-name="val6" table:style-name="ce12"/>
          <table:table-cell office:value-type="string" table:style-name="ce16">
            <text:p>£535,211,00</text:p>
          </table:table-cell>
          <table:table-cell office:value-type="string" table:style-name="ce11">
            <text:p>£5,074,542,33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eacher, Emily C2</dc:creator>
    <meta:creation-date>2023-08-09T08:06:10Z</meta:creation-date>
    <dc:date>2023-08-22T09:48:18Z</dc:date>
  </office:meta>
</office:document-meta>
</file>